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 New" fo:font-size="12pt" style:font-size-asian="12pt" style:font-name-complex="Courier New1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ourier New" fo:font-size="22pt" fo:font-weight="bold" style:font-size-asian="22pt" style:font-weight-asian="bold" style:font-name-complex="Courier New1" style:font-size-complex="22pt" style:font-weight-complex="bold"/>
    </style:style>
    <style:style style:name="T2" style:family="text">
      <style:text-properties style:font-name="Courier New" fo:font-size="12pt" style:text-underline-style="solid" style:text-underline-width="auto" style:text-underline-color="font-color" fo:font-weight="bold" style:font-size-asian="12pt" style:font-weight-asian="bold" style:font-name-complex="Courier New1" style:font-size-complex="12pt" style:font-weight-complex="bold"/>
    </style:style>
    <style:style style:name="T3" style:family="text">
      <style:text-properties style:font-name="Courier New" fo:font-size="12pt" style:font-size-asian="12pt" style:font-name-complex="Courier New1" style:font-size-complex="12pt"/>
    </style:style>
    <style:style style:name="T4" style:family="text">
      <style:text-properties style:text-position="super 58%" style:font-name="Courier New" fo:font-size="12pt" style:font-size-asian="12pt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lice in Wonderland</text:span></text:p>
      <text:p text:style-name="P1"><text:span text:style-name="T1">Atari 2600</text:span></text:p>
      <text:p text:style-name="P2"/>
      <text:p text:style-name="Standard"><text:span text:style-name="T2">Scene #1</text:span></text:p>
      <text:p text:style-name="Standard"><text:span text:style-name="T3">Chase/keep up with the white rabbit</text:span></text:p>
      <text:p text:style-name="Standard"><text:span text:style-name="T3">Collect flying daisies by jumping up for points</text:span></text:p>
      <text:p text:style-name="Standard"><text:span text:style-name="T3">Jump over logs/rocks on the ground</text:span></text:p>
      <text:p text:style-name="Standard"><text:span text:style-name="T3">Bluebirds fly across the screen and slow you down/knocks you back if you hit one while jumping over rock/logs or trying to catch a daisy.</text:span></text:p>
      <text:p text:style-name="P2"/>
      <text:p text:style-name="Standard"><text:span text:style-name="T2">Scene #2</text:span></text:p>
      <text:p text:style-name="Standard"><text:span text:style-name="T3">Falling down the rabbit hole</text:span></text:p>
      <text:p text:style-name="Standard"><text:span text:style-name="T3">Catch umbrellas to slow down the fall</text:span></text:p>
      <text:p text:style-name="Standard"><text:span text:style-name="T3">Avoid furniture (table, chairs, etc.) lose points </text:span></text:p>
      <text:p text:style-name="Standard"><text:span text:style-name="T3">Catch cherries, pineapples, turkey legs, custard pie for points</text:span></text:p>
      <text:p text:style-name="Standard"><text:span text:style-name="T3">And/or catch 3 pieces of a key that opens the door at the bottom/ finish out the level</text:span></text:p>
      <text:p text:style-name="P2"/>
      <text:p text:style-name="Standard"><text:span text:style-name="T2">Scene #3</text:span></text:p>
      <text:p text:style-name="Standard"><text:span text:style-name="T3">Underwater Alice in a bottle</text:span></text:p>
      <text:p text:style-name="Standard"><text:span text:style-name="T3">Float around collecting clams for points</text:span></text:p>
      <text:p text:style-name="Standard"><text:span text:style-name="T3">Collect so many bubbles to get to the surface <text:s/></text:span></text:p>
      <text:p text:style-name="Standard"><text:span text:style-name="T3">Avoid fish, lobster, starfish, etc. </text:span></text:p>
      <text:p text:style-name="P2"/>
      <text:p text:style-name="Standard"><text:span text:style-name="T2">Scene #4</text:span></text:p>
      <text:p text:style-name="Standard"><text:span text:style-name="T3">Caterpillar on the mushroom blows’ letters and mushrooms for points </text:span></text:p>
      <text:p text:style-name="Standard"><text:span text:style-name="T3">Avoid getting hit by smoke ghost and crocodiles </text:span></text:p>
      <text:p text:style-name="Standard"><text:soft-page-break/><text:span text:style-name="T3">Timed event</text:span></text:p>
      <text:p text:style-name="P2"/>
      <text:p text:style-name="Standard"><text:span text:style-name="T2">Scene #5</text:span></text:p>
      <text:p text:style-name="Standard"><text:span text:style-name="T3">Cheshire Cat floats around the screen as you try and catch him</text:span></text:p>
      <text:p text:style-name="Standard"><text:span text:style-name="T3">Floating around </text:span></text:p>
      <text:p text:style-name="Standard"><text:span text:style-name="T3">Each time you catch him he gives you points</text:span></text:p>
      <text:p text:style-name="Standard"><text:span text:style-name="T3">Timed event</text:span></text:p>
      <text:p text:style-name="P2"/>
      <text:p text:style-name="Standard"><text:span text:style-name="T2">Scene #6</text:span></text:p>
      <text:p text:style-name="Standard"><text:span text:style-name="T3">The Mad Hatters tea party</text:span></text:p>
      <text:p text:style-name="Standard"><text:span text:style-name="T3">Mad hatter throws items at you</text:span></text:p>
      <text:p text:style-name="Standard"><text:span text:style-name="T3">Catch the white rabbits watch parts for points</text:span></text:p>
      <text:p text:style-name="Standard"><text:span text:style-name="T3">Avoid/lose point for getting hit with teapots and teacups </text:span></text:p>
      <text:p text:style-name="Standard"><text:span text:style-name="T3">Bonus points catch is a birthday cake</text:span></text:p>
      <text:p text:style-name="P2"/>
      <text:p text:style-name="Standard"><text:span text:style-name="T2">Scene #7</text:span></text:p>
      <text:p text:style-name="Standard"><text:span text:style-name="T3">The Queen’s Hedge Maze</text:span></text:p>
      <text:p text:style-name="Standard"><text:span text:style-name="T3">In a Hedge maze you run around and turn all the White roses Red by walking over them as they appear or all n the screen</text:span></text:p>
      <text:p text:style-name="Standard"><text:span text:style-name="T3">Avoid Red card soldiers, lose points every time you bump on</text:span></text:p>
      <text:p text:style-name="Standard"><text:span text:style-name="T3">Red card soldiers disappear after being hit</text:span></text:p>
      <text:p text:style-name="P2"/>
      <text:p text:style-name="Standard"><text:span text:style-name="T2">Scene #8</text:span></text:p>
      <text:p text:style-name="Standard"><text:span text:style-name="T3">Croquet with the Queen</text:span></text:p>
      <text:p text:style-name="Standard"><text:span text:style-name="T3">Play as the balls hit by the Queen or Alice</text:span></text:p>
      <text:p text:style-name="Standard"><text:span text:style-name="T3">The queen hits a Green ball, ball must go under/through the Card soldiers for points </text:span></text:p>
      <text:p text:style-name="Standard"><text:span text:style-name="T3">Alice hits the Pink ball; ball must avoid going under/through the card soldiers for points</text:span></text:p>
      <text:p text:style-name="Standard"><text:span text:style-name="T3">Cheshire Cat pops in, hit him for bonus points</text:span></text:p>
      <text:p text:style-name="P2"><text:soft-page-break/></text:p>
      <text:p text:style-name="P2"/>
      <text:p text:style-name="Standard"><text:span text:style-name="T2">Scene #9</text:span></text:p>
      <text:p text:style-name="Standard"><text:span text:style-name="T3">Escape from the Queen</text:span></text:p>
      <text:p text:style-name="Standard"><text:span text:style-name="T3">scene similar to the 1</text:span><text:span text:style-name="T4">st</text:span><text:span text:style-name="T3"> screen</text:span></text:p>
      <text:p text:style-name="Standard"><text:span text:style-name="T3">Run from the queen while awhile avoiding Tweedle Dee and Tweedle Dum, lose points if they hit you</text:span></text:p>
      <text:p text:style-name="Standard"><text:span text:style-name="T3">Touch daisies to build speed until you outrun the Queen, you or she disappears of screen</text:span></text:p>
      <text:p text:style-name="P2"/>
      <text:p text:style-name="Standard"><text:span text:style-name="T2">Ending scene </text:span></text:p>
      <text:p text:style-name="Standard"><text:span text:style-name="T3">Alice wakes up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ptain Ron</meta:initial-creator>
    <dc:creator>Captain Ron</dc:creator>
    <meta:editing-cycles>4</meta:editing-cycles>
    <meta:creation-date>2020-11-06T07:29:00</meta:creation-date>
    <dc:date>2020-11-06T08:23:00</dc:date>
    <meta:editing-duration>PT59M</meta:editing-duration>
    <meta:generator>LibreOffice/6.4.4.2$Linux_X86_64 LibreOffice_project/40$Build-2</meta:generator>
    <meta:document-statistic meta:table-count="0" meta:image-count="0" meta:object-count="0" meta:page-count="3" meta:paragraph-count="51" meta:word-count="369" meta:character-count="2017" meta:non-whitespace-character-count="16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